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6pt"/>
    </style:style>
    <style:style style:name="co2" style:family="table-column">
      <style:table-column-properties fo:break-before="auto" style:column-width="201.29pt"/>
    </style:style>
    <style:style style:name="co3" style:family="table-column">
      <style:table-column-properties fo:break-before="auto" style:column-width="422.76pt"/>
    </style:style>
    <style:style style:name="co4" style:family="table-column">
      <style:table-column-properties fo:break-before="auto" style:column-width="437.6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5.91pt" fo:break-before="auto" style:use-optimal-row-height="true"/>
    </style:style>
    <style:style style:name="ro3" style:family="table-row">
      <style:table-row-properties style:row-height="113.84pt" fo:break-before="auto" style:use-optimal-row-height="true"/>
    </style:style>
    <style:style style:name="ro4" style:family="table-row">
      <style:table-row-properties style:row-height="189.5pt" fo:break-before="auto" style:use-optimal-row-height="true"/>
    </style:style>
    <style:style style:name="ro5" style:family="table-row">
      <style:table-row-properties style:row-height="99.5pt" fo:break-before="auto" style:use-optimal-row-height="true"/>
    </style:style>
    <style:style style:name="ro6" style:family="table-row">
      <style:table-row-properties style:row-height="38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e4e5" style:text-align-source="fix" style:repeat-content="false"/>
      <style:paragraph-properties fo:text-align="start" fo:margin-left="0pt"/>
      <style:text-properties style:font-name="Lato Medium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ato Medium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ato Medium" fo:font-size="12pt" style:font-size-asian="12pt" style:font-size-complex="12pt"/>
    </style:style>
    <style:style style:name="ce4" style:family="table-cell" style:parent-style-name="Default">
      <style:table-cell-properties fo:background-color="#add58a" style:text-align-source="fix" style:repeat-content="false"/>
      <style:paragraph-properties fo:text-align="start" fo:margin-left="0pt"/>
      <style:text-properties style:font-name="Lato Medium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ato Medium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add58a" style:text-align-source="fix" style:repeat-content="false"/>
      <style:paragraph-properties fo:text-align="start" fo:margin-left="0pt"/>
      <style:text-properties style:font-name="Lato Medium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ato Medium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language-complex="hi" style:country-complex="IN" style:font-weight-asian="bold" fo:color="#000000" style:font-name="Lat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 Regular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style:font-weight-asian="bold" style:font-weight-complex="bold" style:text-overline-style="none" style:text-overline-color="font-color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="Lato" style:language-complex="hi" style:country-complex="IN" style:font-name-complex="FreeSans" style:font-size-asian="10pt" style:font-size-complex="10pt" style:font-style-asian="normal" style:font-style-complex="normal" style:text-emphasize="none" style:font-relief="none" fo:font-size="10pt" fo:font-weight="bold" fo:color="#000000"/>
    </style:style>
    <style:style style:name="T5" style:family="text">
      <style:text-properties style:font-weight-asian="bold" style:font-weight-complex="bold" style:text-overline-style="none" style:text-overline-color="font-color" style:font-name-asian="Noto Sans CJK SC Regular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style:font-name="Lato" style:language-complex="hi" style:country-complex="IN" style:font-name-complex="FreeSans" style:font-size-asian="10pt" style:font-size-complex="10pt" style:text-emphasize="none" style:font-relief="none" fo:font-size="10pt" fo:font-weight="bold" fo:color="#000000" style:font-style-complex="italic" fo:font-style="italic" style:font-style-asian="italic"/>
    </style:style>
    <style:style style:name="T6" style:family="text">
      <style:text-properties style:text-emphasize="none" style:font-weight-asian="bold" fo:color="#000000" style:font-style-complex="normal" style:font-size-complex="10pt" style:font-name-complex="FreeSans" style:language-complex="hi" style:country-complex="IN" fo:language="en" fo:country="US" fo:text-shadow="none" fo:font-style="normal" style:text-underline-style="none" style:text-underline-color="font-color" style:font-relief="none" fo:font-size="10pt" style:font-name="Lato" style:text-line-through-type="none" style:text-outline="false" style:text-line-through-mode="continuous" style:language-asian="zh" style:country-asian="CN" style:font-name-asian="Noto Sans CJK SC Regular" style:font-size-asian="10pt" style:font-style-asian="normal" style:text-overline-style="none" style:text-overline-color="font-color" fo:font-weight="bold" style:font-weight-complex="bold"/>
    </style:style>
    <style:style style:name="T7" style:family="text">
      <style:text-properties fo:font-size="10pt" style:font-weight-asian="bold" fo:color="#000000" style:font-relief="none" style:font-style-complex="normal" style:font-size-complex="10pt" style:font-name-complex="FreeSans" style:language-complex="hi" style:country-complex="IN" fo:language="en" fo:country="US" fo:text-shadow="none" fo:font-style="normal" style:font-name="Lato" style:text-underline-style="none" style:text-underline-color="font-color" style:text-line-through-type="none" style:text-outline="false" style:text-line-through-mode="continuous" style:language-asian="zh" style:country-asian="CN" style:font-name-asian="Noto Sans CJK SC Regular" style:font-size-asian="10pt" style:font-style-asian="normal" style:text-emphasize="none" style:text-overline-style="none" style:text-overline-color="font-color" fo:font-weight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language-asian="zh" style:country-asian="CN" style:font-size-asian="12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FreeSans" style:font-name-asian="Noto Sans CJK SC Regular" style:language-complex="hi" style:country-complex="IN" fo:color="#00b274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ato" fo:font-size="12pt" style:font-size-complex="12pt"/>
    </style:style>
    <style:style style:name="T10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 Regular" style:font-name="Lato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11" style:family="text">
      <style:text-properties style:language-complex="hi" style:country-complex="IN" style:text-overline-style="none" style:text-overline-color="font-color" style:font-relief="none" style:text-emphasize="none" style:font-style-complex="italic" style:font-style-asian="italic" style:font-weight-complex="bold" style:font-weight-asian="bold" style:font-size-complex="10pt" style:font-size-asian="10pt" style:font-name-complex="FreeSans" style:font-name-asian="Noto Sans CJK SC Regular" fo:color="#00b274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 fo:font-weight="bold" fo:font-size="10pt" style:font-name="Lato"/>
    </style:style>
    <style:style style:name="T12" style:family="text">
      <style:text-properties fo:color="#00b274"/>
    </style:style>
    <style:style style:name="T13" style:family="text">
      <style:text-properties style:font-name="La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ato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Gerrit_Jenkins-vs-Github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Gerrit/Jenkins</text:p>
          </table:table-cell>
          <table:table-cell table:style-name="ce1" office:value-type="string" calcext:value-type="string">
            <text:p>Github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 table:number-columns-spanned="1" table:number-rows-spanned="7">
            <text:p>1</text:p>
          </table:table-cell>
          <table:table-cell table:style-name="ce2" office:value-type="string" calcext:value-type="string" table:number-columns-spanned="1" table:number-rows-spanned="7">
            <text:p>Code Review Approach</text:p>
          </table:table-cell>
          <table:table-cell table:style-name="ce5" office:value-type="string" calcext:value-type="string">
            <text:p>Make local changes directly on master.</text:p>
          </table:table-cell>
          <table:table-cell table:style-name="ce5" office:value-type="string" calcext:value-type="string">
            <text:p>Make changes on local branch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5" office:value-type="string" calcext:value-type="string">
            <text:p>Commit them, remembering the local githook to add a CHANGE ID</text:p>
          </table:table-cell>
          <table:table-cell table:style-name="ce5" office:value-type="string" calcext:value-type="string">
            <text:p>Push to remote branch (this might be in a fork of the repo, or the main repo)</text:p>
          </table:table-cell>
          <table:table-cell table:number-columns-repeated="1020"/>
        </table:table-row>
        <table:table-row table:style-name="ro2">
          <table:covered-table-cell table:number-columns-repeated="2"/>
          <table:table-cell table:style-name="ce5" office:value-type="string" calcext:value-type="string">
            <text:p>Push them to a special ref (refs/for/master) rather than master itself (e.g. `git push origin master:refs/for/master`)</text:p>
          </table:table-cell>
          <table:table-cell table:style-name="ce5" office:value-type="string" calcext:value-type="string">
            <text:p>Create a merge/pull request to merge your branch into master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5" office:value-type="string" calcext:value-type="string">
            <text:p>This creates a “Change request” on gerrit. Go there, and add reviewers.</text:p>
          </table:table-cell>
          <table:table-cell table:style-name="ce5" office:value-type="string" calcext:value-type="string">
            <text:p>Wait for review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5" office:value-type="string" calcext:value-type="string">
            <text:p>Iteratively review and update the commit(s) (rewriting history frequently)</text:p>
          </table:table-cell>
          <table:table-cell table:style-name="ce5" office:value-type="string" calcext:value-type="string">
            <text:p>Fix review comments and push up additonal commits to the remote branch.</text:p>
          </table:table-cell>
          <table:table-cell table:number-columns-repeated="1020"/>
        </table:table-row>
        <table:table-row table:style-name="ro2">
          <table:covered-table-cell table:number-columns-repeated="2"/>
          <table:table-cell table:style-name="ce5" office:value-type="string" calcext:value-type="string">
            <text:p>Eventually, someone with permission merges your request to master</text:p>
          </table:table-cell>
          <table:table-cell table:style-name="ce5" office:value-type="string" calcext:value-type="string">
            <text:p>Finally, branch is merged to master (or wherever) as a sequence of commits (usually with a merge commit).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6" office:value-type="string" calcext:value-type="string">
            <text:p>Create Gerrit change (and continue workflow by creating new patchset)</text:p>
          </table:table-cell>
          <table:table-cell table:style-name="ce6" office:value-type="string" calcext:value-type="string">
            <text:p>Pull request (And continue WF by creating new commit)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3">
            <text:p>2</text:p>
          </table:table-cell>
          <table:table-cell table:style-name="ce2" office:value-type="string" calcext:value-type="string" table:number-columns-spanned="1" table:number-rows-spanned="3">
            <text:p>Supported events</text:p>
          </table:table-cell>
          <table:table-cell/>
          <table:table-cell table:style-name="ce7" office:value-type="string" calcext:value-type="string">
            <text:p><text:a xlink:href="https://docs.github.com/en/actions/reference/events-that-trigger-workflows" xlink:type="simple">https://docs.github.com/en/actions/reference/events-that-trigger-workflows</text:a></text:p>
          </table:table-cell>
          <table:table-cell table:number-columns-repeated="1020"/>
        </table:table-row>
        <table:table-row table:style-name="ro3">
          <table:covered-table-cell table:number-columns-repeated="2"/>
          <table:table-cell table:style-name="ce6" office:value-type="string" calcext:value-type="string">
            <text:p><text:span text:style-name="T1">Draft Published</text:span></text:p>
            <text:p><text:span text:style-name="T1">Patchset Created</text:span></text:p>
            <text:p><text:span text:style-name="T1"/></text:p>
            <text:p><text:span text:style-name="T1">Change Merged</text:span></text:p>
            <text:p><text:span text:style-name="T1">Ref Updated (Tag)</text:span></text:p>
            <text:p><text:span text:style-name="T1"/></text:p>
            <text:p><text:span text:style-name="T1">Comment Added</text:span></text:p>
          </table:table-cell>
          <table:table-cell table:style-name="ce4" office:value-type="string" calcext:value-type="string">
            <text:p><text:span text:style-name="T2">push</text:span></text:p>
            <text:p><text:span text:style-name="T3">pull_request</text:span></text:p>
            <text:p><text:span text:style-name="T3">release</text:span></text:p>
            <text:p><text:span text:style-name="T3"/></text:p>
            <text:p><text:span text:style-name="T3">workflow_run (when other builds workflow succeeded)</text:span></text:p>
            <text:p><text:span text:style-name="T3"/></text:p>
            <text:p><text:span text:style-name="T4">Other: </text:span><text:span text:style-name="T5">push, issue creation, or a new release</text:span></text:p>
            <text:p><text:span text:style-name="T6">pull_request_review</text:span></text:p>
            <text:p><text:span text:style-name="T7">pull_request_review_comment</text:span></text:p>
            <text:p><text:span text:style-name="T6">pull_request_target</text:span></text:p>
          </table:table-cell>
          <table:table-cell table:number-columns-repeated="1020"/>
        </table:table-row>
        <table:table-row table:style-name="ro4">
          <table:covered-table-cell table:number-columns-repeated="2"/>
          <table:table-cell office:value-type="string" calcext:value-type="string">
            <text:p>Example:</text:p>
            <text:p>    triggers:</text:p>
            <text:p>      - gerrit:</text:p>
            <text:p>          silent: true</text:p>
            <text:p>          trigger-on:</text:p>
            <text:p>            - patchset-created-event:</text:p>
            <text:p>                exclude-no-code-change: true</text:p>
            <text:p>          projects:</text:p>
            <text:p>            - project-compare-type: "PLAIN"</text:p>
            <text:p>              project-pattern: "manifest"</text:p>
            <text:p>              branches:</text:p>
            <text:p>                - branch-compare-type: "PLAIN"</text:p>
            <text:p>                  branch-pattern: "master"</text:p>
          </table:table-cell>
          <table:table-cell office:value-type="string" calcext:value-type="string">
            <text:p>Example:</text:p>
            <text:p><text:span text:style-name="T8"/></text:p>
            <text:p><text:span text:style-name="T9"># Triggers the workflow on push or pull request events</text:span></text:p>
            <text:p><text:span text:style-name="T9">#  to any branch in a repository</text:span></text:p>
            <text:p/>
            <text:p><text:span text:style-name="T10">On: [push, pull_request]</text:span></text:p>
            <text:p><text:span text:style-name="T11"/></text:p>
            <text:p><text:span text:style-name="T12">  # Trigger the workflow on push or pull request,</text:span></text:p>
            <text:p><text:span text:style-name="T12">  # but only for the master branch</text:span></text:p>
            <text:p><text:span text:style-name="T13">on: </text:span></text:p>
            <text:p>  push:</text:p>
            <text:p>    branches:</text:p>
            <text:p>      - master</text:p>
            <text:p>  pull_request:</text:p>
            <text:p>    branches:</text:p>
            <text:p><text:span text:style-name="T14">      - master</text:span>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Where to config job</text:p>
          </table:table-cell>
          <table:table-cell table:style-name="ce4" office:value-type="string" calcext:value-type="string">
            <text:p>Work in single repo (legago-jenkins)</text:p>
          </table:table-cell>
          <table:table-cell table:style-name="ce4" office:value-type="string" calcext:value-type="string">
            <text:p>Config for each repo</text:p>
          </table:table-cell>
          <table:table-cell table:style-name="ce4"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yntax for creating pipelines</text:p>
          </table:table-cell>
          <table:table-cell office:value-type="string" calcext:value-type="string">
            <text:p>Declarative Pipeline and Scripted Pipeline</text:p>
          </table:table-cell>
          <table:table-cell office:value-type="string" calcext:value-type="string">
            <text:p>YAML (Can not use script like groovy to define pipeline)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eployments</text:p>
          </table:table-cell>
          <table:table-cell table:style-name="ce4" office:value-type="string" calcext:value-type="string">
            <text:p>Self-hosted</text:p>
          </table:table-cell>
          <table:table-cell table:style-name="ce4" office:value-type="string" calcext:value-type="string">
            <text:p>Hybrid cloud, and also self-hosted</text:p>
          </table:table-cell>
          <table:table-cell table:style-name="ce4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2">
            <text:p>6</text:p>
          </table:table-cell>
          <table:table-cell table:style-name="ce2" office:value-type="string" calcext:value-type="string" table:number-columns-spanned="1" table:number-rows-spanned="2">
            <text:p>How to trigger other job?</text:p>
          </table:table-cell>
          <table:table-cell office:value-type="string" calcext:value-type="string">
            <text:p>In pipeline, use: build: jobname</text:p>
          </table:table-cell>
          <table:table-cell office:value-type="string" calcext:value-type="string">
            <text:p>Only trigger, when the build workflow succeeded</text:p>
          </table:table-cell>
          <table:table-cell table:number-columns-repeated="1020"/>
        </table:table-row>
        <table:table-row table:style-name="ro5">
          <table:covered-table-cell table:number-columns-repeated="2"/>
          <table:table-cell office:value-type="string" calcext:value-type="string">
            <text:p>E.g: Legato.groovy</text:p>
            <text:p>...</text:p>
            <text:p>  buildFarm(Legato-Build-hl78,params)</text:p>
          </table:table-cell>
          <table:table-cell office:value-type="string" calcext:value-type="string">
            <text:p/>
            <text:p>e.g: </text:p>
            <text:p>...</text:p>
            <text:p>on:</text:p>
            <text:p>  workflow_run:</text:p>
            <text:p>    workflows: ["Main Workflow (Test)"]</text:p>
            <text:p>    types:</text:p>
            <text:p>      - completed</text:p>
          </table:table-cell>
          <table:table-cell table:number-columns-repeated="1020"/>
        </table:table-row>
        <table:table-row table:style-name="ro6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How to save artifacts?</text:p>
          </table:table-cell>
          <table:table-cell table:style-name="ce4" office:value-type="string" calcext:value-type="string">
            <text:p>Save to get.legato (/storage/artifacts/…)</text:p>
          </table:table-cell>
          <table:table-cell table:style-name="ce4" office:value-type="string" calcext:value-type="string">
            <text:p>Github artifact?</text:p>
            <text:p/>
            <text:p><text:a xlink:href="https://github.com/leojrbk/nodejs-practice/actions/runs/710419999" xlink:type="simple">https://github.com/leojrbk/nodejs-practice/actions/runs/710419999</text:a></text:p>
          </table:table-cell>
          <table:table-cell table:style-name="ce4"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09:37:16.862893121</meta:creation-date>
    <dc:date>2021-04-02T09:38:43.819981392</dc:date>
    <meta:editing-duration>PT1M26S</meta:editing-duration>
    <meta:editing-cycles>2</meta:editing-cycles>
    <meta:generator>LibreOffice/6.0.7.3$Linux_X86_64 LibreOffice_project/00m0$Build-3</meta:generator>
    <meta:document-statistic meta:table-count="1" meta:cell-count="49" meta:object-count="0"/>
  </office:meta>
</office:document-meta>
</file>